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253" officeooo:paragraph-rsid="000c8253"/>
    </style:style>
    <style:style style:name="P2" style:family="paragraph" style:parent-style-name="Standard">
      <style:text-properties officeooo:paragraph-rsid="000c8253"/>
    </style:style>
    <style:style style:name="T1" style:family="text">
      <style:text-properties officeooo:rsid="000c8253"/>
    </style:style>
    <style:style style:name="T2" style:family="text">
      <style:text-properties officeooo:rsid="000ce5dd"/>
    </style:style>
    <style:style style:name="T3" style:family="text">
      <style:text-properties officeooo:rsid="000dd0a3"/>
    </style:style>
    <style:style style:name="T4" style:family="text">
      <style:text-properties officeooo:rsid="000e70e2"/>
    </style:style>
    <style:style style:name="T5" style:family="text">
      <style:text-properties officeooo:rsid="00106882"/>
    </style:style>
    <style:style style:name="T6" style:family="text">
      <style:text-properties officeooo:rsid="00110c7d"/>
    </style:style>
    <style:style style:name="T7" style:family="text">
      <style:text-properties officeooo:rsid="00124db4"/>
    </style:style>
    <style:style style:name="T8" style:family="text">
      <style:text-properties officeooo:rsid="00138b0d"/>
    </style:style>
    <style:style style:name="T9" style:family="text">
      <style:text-properties officeooo:rsid="0015e207"/>
    </style:style>
    <style:style style:name="T10" style:family="text">
      <style:text-properties officeooo:rsid="00167442"/>
    </style:style>
    <style:style style:name="T11" style:family="text">
      <style:text-properties fo:font-style="italic" officeooo:rsid="00167442" style:font-style-asian="italic" style:font-style-complex="italic"/>
    </style:style>
    <style:style style:name="T12" style:family="text">
      <style:text-properties fo:font-style="normal" officeooo:rsid="00167442" style:font-style-asian="normal" style:font-style-complex="normal"/>
    </style:style>
    <style:style style:name="T13" style:family="text">
      <style:text-properties fo:font-style="normal" officeooo:rsid="0017258b" style:font-style-asian="normal" style:font-style-complex="normal"/>
    </style:style>
    <style:style style:name="T14" style:family="text">
      <style:text-properties fo:font-style="normal" officeooo:rsid="00188249" style:font-style-asian="normal" style:font-style-complex="normal"/>
    </style:style>
    <style:style style:name="T15" style:family="text">
      <style:text-properties officeooo:rsid="0016ff89"/>
    </style:style>
    <style:style style:name="T16" style:family="text">
      <style:text-properties officeooo:rsid="0017258b"/>
    </style:style>
    <style:style style:name="T17" style:family="text">
      <style:text-properties officeooo:rsid="001a73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A l</text:span>inks share application</text:p>
      <text:p text:style-name="P2"><text:span text:style-name="T1">A sharing link</text:span><text:span text:style-name="T8">s</text:span><text:span text:style-name="T1"> is a very common task nowadays. Some Eco systems do it automatically between all devices, but some are less proactive. </text:span><text:span text:style-name="T2">A purpose of the application to demonstrate one of approaches to share links between devices. It doesn’t limit to a particular eco system. For example you can share links between iPhone, Mac computer, Windows, Linux, Android and so on. Generally, a link added on some device get shared between all devices automatically when the devices are on a network. </text:span><text:span text:style-name="T3">The application source code, as a </text:span><text:span text:style-name="T5">sharing </text:span><text:span text:style-name="T3">server source code are available on the web. </text:span><text:span text:style-name="T4">Generally sharing is possible not only inside some network, but </text:span><text:span text:style-name="T6">any</text:span><text:span text:style-name="T4">where. </text:span><text:span text:style-name="T5">Please notice that this approach considers using a sharing server, so it isn’t </text:span><text:span text:style-name="T9">a </text:span><text:span text:style-name="T5">p</text:span><text:span text:style-name="T9">e</text:span><text:span text:style-name="T5">er to p</text:span><text:span text:style-name="T9">e</text:span><text:span text:style-name="T5">er approach suggested by web3. </text:span><text:span text:style-name="T15">The application uses an experimental UI approach. It has 3 tabs, one is for defining groups of links. Another </text:span><text:span text:style-name="T16">one is </text:span><text:span text:style-name="T15">for s</text:span><text:span text:style-name="T16">h</text:span><text:span text:style-name="T15">owing a content of a group with a possibility to follow a link. And finally a tab is for </text:span><text:span text:style-name="T17">a </text:span><text:span text:style-name="T15">defining and editing a link. </text:span><text:span text:style-name="T13">A left swipe is used for deletion an item, and a right one for selection an item. </text:span><text:span text:style-name="T14">All shared links fall in a first group. So, when links get shared, there is no advantage to use several group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7:26:27.971605320</meta:creation-date>
    <dc:date>2022-02-08T17:43:41.883765163</dc:date>
    <meta:editing-duration>PT16M1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18" meta:character-count="1234" meta:non-whitespace-character-count="1018"/>
  </office:meta>
</office:document-meta>
</file>